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330.8818" calcext:value-type="float">
            <text:p>233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69.1182000000003" calcext:value-type="float">
            <text:p>69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638.1202" calcext:value-type="float">
            <text:p>263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161.8798" calcext:value-type="float">
            <text:p>162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9:.B14])" office:value-type="float" office:value="91.767" calcext:value-type="float">
            <text:p>91.77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9:.G16])" office:value-type="float" office:value="103.863" calcext:value-type="float">
            <text:p>103.86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6.035" calcext:value-type="float">
            <text:p>6.035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5.691" calcext:value-type="float">
            <text:p>5.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.516" calcext:value-type="float">
            <text:p>39.516</text:p>
          </table:table-cell>
          <table:table-cell table:number-columns-repeated="4"/>
          <table:table-cell office:value-type="float" office:value="45.117" calcext:value-type="float">
            <text:p>45.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266" calcext:value-type="float">
            <text:p>6.266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004" calcext:value-type="float">
            <text:p>6.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009" calcext:value-type="float">
            <text:p>31.009</text:p>
          </table:table-cell>
          <table:table-cell table:number-columns-repeated="4"/>
          <table:table-cell office:value-type="float" office:value="31.009" calcext:value-type="float">
            <text:p>31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287" calcext:value-type="float">
            <text:p>0.287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0.768" calcext:value-type="float">
            <text:p>0.768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8.654" calcext:value-type="float">
            <text:p>8.654</text:p>
          </table:table-cell>
          <table:table-cell table:number-columns-repeated="4"/>
          <table:table-cell office:value-type="float" office:value="15.274" calcext:value-type="float">
            <text:p>15.274</text:p>
          </table:table-cell>
          <table:table-cell table:style-name="ce56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/>
          <table:table-cell table:style-name="ce56"/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3280" calcext:value-type="float">
            <text:p>328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1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1]/25.4" office:value-type="float" office:value="129.133858267717" calcext:value-type="float">
            <text:p>129.1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5]*25.4" office:value-type="float" office:value="2599.7154" calcext:value-type="float">
            <text:p>26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1]-[.B24]" office:value-type="float" office:value="0.284599999999955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5]*25.4" office:value-type="float" office:value="3279.2416" calcext:value-type="float">
            <text:p>3279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1]-[.G24]" office:value-type="float" office:value="0.75840000000062" calcext:value-type="float">
            <text:p>1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7:.B36])" office:value-type="float" office:value="102.351" calcext:value-type="float">
            <text:p>102.35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7:.G38])" office:value-type="float" office:value="129.104" calcext:value-type="float">
            <text:p>129.10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4.218" calcext:value-type="float">
            <text:p>4.218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3.999" calcext:value-type="float">
            <text:p>3.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91" calcext:value-type="float">
            <text:p>8.291</text:p>
          </table:table-cell>
          <table:table-cell table:number-columns-repeated="4"/>
          <table:table-cell office:value-type="float" office:value="8.291" calcext:value-type="float">
            <text:p>8.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3.909" calcext:value-type="float">
            <text:p>3.909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1.693" calcext:value-type="float">
            <text:p>1.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.257" calcext:value-type="float">
            <text:p>34.257</text:p>
          </table:table-cell>
          <table:table-cell table:number-columns-repeated="4"/>
          <table:table-cell office:value-type="float" office:value="40.015" calcext:value-type="float">
            <text:p>4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443" calcext:value-type="float">
            <text:p>5.443</text:p>
          </table:table-cell>
          <table:table-cell table:style-name="ce56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199" calcext:value-type="float">
            <text:p>6.199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31.132" calcext:value-type="float">
            <text:p>31.132</text:p>
          </table:table-cell>
          <table:table-cell table:style-name="ce56"/>
          <table:table-cell table:number-columns-repeated="3"/>
          <table:table-cell office:value-type="float" office:value="36.024" calcext:value-type="float">
            <text:p>36.024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328" calcext:value-type="float">
            <text:p>0.328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758" calcext:value-type="float">
            <text:p>0.758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5.256" calcext:value-type="float">
            <text:p>15.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4.838" calcext:value-type="float">
            <text:p>4.838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2.567" calcext:value-type="float">
            <text:p>2.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35" calcext:value-type="float">
            <text:p>4.435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office:value-type="float" office:value="4.689" calcext:value-type="float">
            <text:p>4.6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.113" calcext:value-type="float">
            <text:p>4.11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8"/>
          <table:table-cell table:style-name="ce51"/>
          <table:table-cell table:number-columns-repeated="8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5"/>
        </table:table-row>
        <table:table-row table:style-name="ro1">
          <table:table-cell/>
          <table:table-cell table:style-name="ce54"/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7"/>
        </table:table-row>
        <table:table-row table:style-name="ro1">
          <table:table-cell table:number-columns-repeated="2"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9:21:12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15T20:00:43.127000000</dc:date>
    <meta:editing-duration>P27DT7H34M17S</meta:editing-duration>
    <meta:editing-cycles>150</meta:editing-cycles>
    <meta:generator>LibreOffice/6.0.7.3$Windows_X86_64 LibreOffice_project/dc89aa7a9eabfd848af146d5086077aeed2ae4a5</meta:generator>
    <meta:document-statistic meta:table-count="4" meta:cell-count="4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